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rick Burden</text:p>
      <text:p text:style-name="Standard">Jamel Hamani</text:p>
      <text:p text:style-name="Standard">CS4100</text:p>
      <text:p text:style-name="Standard">Final project</text:p>
      <text:p text:style-name="Standard">1: The problem we created was a game, the game is a text based rpg style game. The game starts with you at a city's gate with a single item based on your choice of class and with gold. The point of the game is to survive for a set amount of time and then return to the gate and leave. In order to do that players have to find a way to make money and to find places to sleep so they don't tire out. They also need to not die in combat. Ways to make money are through trading, buying items at lower prices and selling them when you meet someone with higher prices and combat. The AI is involved in the games non-player character's spawning. The games NPC's are simple and respond to basic input commands, the AI is involved in deciding which NPC's are placed where and items they have. Instead of hard coding NPC's in locations we developed an AI to decide where to place which type of NPC where and then assigns items to the NPC. The items assigned and the types of NPC's are balanced around the player and how successful they currently are in the game which is based off of their health, the amount of gold they have in their possession, the worth of items, how awake they currently are, and how much longer there is left in the game as well as being balanced around trying to draw the player to certain locations with <text:s/>different incentives. The input to the AI information is about the player, the output is a series of NPC's populating the game with semi-unique inventories and different valuing of prices for in-game items. The AI re populates the map with new NPC's every so often and as the game progresses certain NPC's are more likely to appear than other NPC's.</text:p>
      <text:p text:style-name="Standard">2. The game uses a version of a reflex agent for NPC generation and a minimax for item generation for the NPC. These algorithms are appropriate because it allows us to use the minimax to try and approach a rough balance between the NPC's and the player. The reflex agent is appropriate because it can allow us to heavily encourage certain events for certain location similar to the pacman needing to run from the ghosts it also allowed everything to be a rough best fit based off of numbers that are generated from weights assigned to every item, npc, and stats of npcs e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2-14T04:23:44.15</meta:creation-date>
    <dc:date>2015-12-14T07:49:24.99</dc:date>
    <meta:editing-duration>PT2H10M4S</meta:editing-duration>
    <meta:editing-cycles>14</meta:editing-cycles>
    <meta:generator>OpenOffice.org/3.3$Win32 OpenOffice.org_project/330m20$Build-9567</meta:generator>
    <meta:document-statistic meta:table-count="0" meta:image-count="0" meta:object-count="0" meta:page-count="1" meta:paragraph-count="6" meta:word-count="425" meta:character-count="2289"/>
  </office:meta>
</office:document-meta>
</file>